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717" calcext:value-type="float">
            <text:p>2717</text:p>
          </table:table-cell>
          <table:table-cell office:value-type="float" office:value="2706" calcext:value-type="float">
            <text:p>2706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table:formula="of:=SUM([.B2:.F2])"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83" calcext:value-type="float">
            <text:p>2683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table:formula="of:=SUM([.B3:.F3])"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749" calcext:value-type="float">
            <text:p>2749</text:p>
          </table:table-cell>
          <table:table-cell table:number-columns-repeated="2"/>
          <table:table-cell table:formula="of:=SUM([.B4:.F4])" office:value-type="float" office:value="10785" calcext:value-type="float">
            <text:p>10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table:number-columns-repeated="2"/>
          <table:table-cell table:formula="of:=SUM([.B5:.F5])" office:value-type="float" office:value="10724" calcext:value-type="float">
            <text:p>10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table:number-columns-repeated="2"/>
          <table:table-cell table:formula="of:=SUM([.B6:.F6])"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office:value-type="float" office:value="2628" calcext:value-type="float">
            <text:p>262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table:number-columns-repeated="2"/>
          <table:table-cell table:formula="of:=SUM([.B7:.F7])" office:value-type="float" office:value="10613" calcext:value-type="float">
            <text:p>10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24" calcext:value-type="float">
            <text:p>2524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table:formula="of:=SUM([.B8:.F8])" office:value-type="float" office:value="10206" calcext:value-type="float">
            <text:p>102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08" calcext:value-type="float">
            <text:p>2508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table:formula="of:=SUM([.B9:.F9])"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table:formula="of:=SUM([.B10:.F10])"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table:formula="of:=SUM([.B11:.F11])" office:value-type="float" office:value="10165" calcext:value-type="float">
            <text:p>10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table:formula="of:=SUM([.B12:.F12])" office:value-type="float" office:value="10046" calcext:value-type="float">
            <text:p>100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B13:.F13])"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" calcext:value-type="float">
            <text:p>2531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B14:.F14])"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B15:.F15])" office:value-type="float" office:value="9868" calcext:value-type="float">
            <text:p>9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B16:.F16])" office:value-type="float" office:value="9868" calcext:value-type="float">
            <text:p>98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table:number-columns-repeated="2"/>
          <table:table-cell table:formula="of:=SUM([.B17:.F17])"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table:number-columns-repeated="2"/>
          <table:table-cell table:formula="of:=SUM([.B18:.F18])" office:value-type="float" office:value="9727" calcext:value-type="float">
            <text:p>9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5" calcext:value-type="float">
            <text:p>2325</text:p>
          </table:table-cell>
          <table:table-cell office:value-type="float" office:value="2462" calcext:value-type="float">
            <text:p>2462</text:p>
          </table:table-cell>
          <table:table-cell table:number-columns-repeated="2"/>
          <table:table-cell table:formula="of:=SUM([.B19:.F19])" office:value-type="float" office:value="9705" calcext:value-type="float">
            <text:p>9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4" calcext:value-type="float">
            <text:p>2324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0:.F20])"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9" calcext:value-type="float">
            <text:p>2469</text:p>
          </table:table-cell>
          <table:table-cell office:value-type="float" office:value="2430" calcext:value-type="float">
            <text:p>2430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1:.F21])" office:value-type="float" office:value="9572" calcext:value-type="float">
            <text:p>95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2:.F22])"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3:.F23])"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4:.F24])"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5:.F25])" office:value-type="float" office:value="9479" calcext:value-type="float">
            <text:p>94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6:.F26])"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7:.F27])"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8:.F28])" office:value-type="float" office:value="9358" calcext:value-type="float">
            <text:p>9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29:.F29])" office:value-type="float" office:value="9358" calcext:value-type="float">
            <text:p>93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0:.F30])"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1:.F31])"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2:.F32])" office:value-type="float" office:value="9315" calcext:value-type="float">
            <text:p>93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3:.F33])" office:value-type="float" office:value="9315" calcext:value-type="float">
            <text:p>93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4:.F34])"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5:.F35])"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6:.F36])"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7:.F37])" office:value-type="float" office:value="9292" calcext:value-type="float">
            <text:p>92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8:.F38])"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39:.F39])"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0:.F40])"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1:.F41])"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2:.F42])"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3:.F43])"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4:.F44])"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5:.F45])"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6:.F46])"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table:formula="of:=SUM([.B47:.F47])"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48:.F48])"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49:.F49])"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0:.F50])" office:value-type="float" office:value="9176" calcext:value-type="float">
            <text:p>9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1:.F51])"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2:.F52])" office:value-type="float" office:value="9161" calcext:value-type="float">
            <text:p>91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3:.F53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4:.F54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5:.F55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6:.F56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7:.F57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8:.F58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table:number-columns-repeated="2"/>
          <table:table-cell table:formula="of:=SUM([.B59:.F59])"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0:.F60])" office:value-type="float" office:value="9117" calcext:value-type="float">
            <text:p>91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1:.F61])" office:value-type="float" office:value="9117" calcext:value-type="float">
            <text:p>91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2:.F62])"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3:.F63])"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4:.F64])" office:value-type="float" office:value="9093" calcext:value-type="float">
            <text:p>90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" calcext:value-type="float">
            <text:p>2279</text:p>
          </table:table-cell>
          <table:table-cell office:value-type="float" office:value="2245" calcext:value-type="float">
            <text:p>2245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5:.F65])"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9" calcext:value-type="float">
            <text:p>2279</text:p>
          </table:table-cell>
          <table:table-cell office:value-type="float" office:value="2244" calcext:value-type="float">
            <text:p>2244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6:.F66])"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9" calcext:value-type="float">
            <text:p>2279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7:.F67])"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9" calcext:value-type="float">
            <text:p>2279</text:p>
          </table:table-cell>
          <table:table-cell office:value-type="float" office:value="2242" calcext:value-type="float">
            <text:p>2242</text:p>
          </table:table-cell>
          <table:table-cell office:value-type="float" office:value="2173" calcext:value-type="float">
            <text:p>2173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8:.F68])" office:value-type="float" office:value="9066" calcext:value-type="float">
            <text:p>90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69:.F69])"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0:.F70])"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1:.F71])" office:value-type="float" office:value="9039" calcext:value-type="float">
            <text:p>90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2:.F72])" office:value-type="float" office:value="9031" calcext:value-type="float">
            <text:p>90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3:.F73])" office:value-type="float" office:value="9019" calcext:value-type="float">
            <text:p>90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4:.F74])"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5:.F75])" office:value-type="float" office:value="9007" calcext:value-type="float">
            <text:p>9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6:.F76])" office:value-type="float" office:value="9007" calcext:value-type="float">
            <text:p>90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table:formula="of:=SUM([.B77:.F77])" office:value-type="float" office:value="9007" calcext:value-type="float">
            <text:p>90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65" calcext:value-type="float">
            <text:p>2265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78:.F78])"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2207" calcext:value-type="float">
            <text:p>2207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79:.F79])"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0:.F80])"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1:.F81])"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2:.F82])" office:value-type="float" office:value="8955" calcext:value-type="float">
            <text:p>89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33" calcext:value-type="float">
            <text:p>2133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3:.F83])" office:value-type="float" office:value="8943" calcext:value-type="float">
            <text:p>89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4:.F84])"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5:.F85])"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6:.F86])"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7:.F87])"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8:.F88])"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89:.F89])"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0:.F90])"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1:.F91])"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2:.F92])"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3:.F93])"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4:.F94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5:.F95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6:.F96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7:.F97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8:.F98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99:.F99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0:.F100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1:.F101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2:.F102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3:.F103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4:.F104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5:.F105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6:.F106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7:.F107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8:.F108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09:.F109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0:.F110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1:.F111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2:.F112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3:.F113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4:.F114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5:.F115])" office:value-type="float" office:value="8933" calcext:value-type="float">
            <text:p>89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6:.F116])"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7:.F117])"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table:number-columns-repeated="2"/>
          <table:table-cell table:formula="of:=SUM([.B118:.F118])"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19:.F119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0:.F120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1:.F121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2:.F122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3:.F123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4:.F124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table:formula="of:=SUM([.B125:.F125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26:.F126])"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27:.F127])"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28:.F128])"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29:.F129])"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30:.F130])"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31:.F131])"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32:.F132])"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table:formula="of:=SUM([.B133:.F133])"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table:number-columns-repeated="2"/>
          <table:table-cell table:formula="of:=SUM([.B134:.F134])" office:value-type="float" office:value="8896" calcext:value-type="float">
            <text:p>88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table:number-columns-repeated="2"/>
          <table:table-cell table:formula="of:=SUM([.B135:.F135])" office:value-type="float" office:value="8896" calcext:value-type="float">
            <text:p>88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3" calcext:value-type="float">
            <text:p>2333</text:p>
          </table:table-cell>
          <table:table-cell table:number-columns-repeated="2"/>
          <table:table-cell table:formula="of:=SUM([.B136:.F136])"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37:.F137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38:.F138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39:.F139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0:.F140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1:.F141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2:.F142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3:.F143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4:.F144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5:.F145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6:.F146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7:.F147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8:.F148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49:.F149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0:.F150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1:.F151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2:.F152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3:.F153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4:.F154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5:.F155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6:.F156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7:.F157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8:.F158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59:.F159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60:.F160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table:formula="of:=SUM([.B161:.F161])" office:value-type="float" office:value="8889" calcext:value-type="float">
            <text:p>88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table:number-columns-repeated="2"/>
          <table:table-cell table:formula="of:=SUM([.B162:.F162])"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table:number-columns-repeated="2"/>
          <table:table-cell table:formula="of:=SUM([.B163:.F163])"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table:number-columns-repeated="2"/>
          <table:table-cell table:formula="of:=SUM([.B164:.F164])"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table:number-columns-repeated="2"/>
          <table:table-cell table:formula="of:=SUM([.B165:.F165])"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table:number-columns-repeated="2"/>
          <table:table-cell table:formula="of:=SUM([.B166:.F166])"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table:formula="of:=SUM([.B167:.F167])"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table:formula="of:=SUM([.B168:.F168])"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table:formula="of:=SUM([.B169:.F169])"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table:number-columns-repeated="2"/>
          <table:table-cell table:formula="of:=SUM([.B170:.F170])"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table:formula="of:=SUM([.B171:.F171])"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table:formula="of:=SUM([.B172:.F172])"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3:.F17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4:.F17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5:.F17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6:.F17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7:.F17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8:.F17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79:.F17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0:.F18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1:.F181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2:.F182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3:.F18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4:.F18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5:.F18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6:.F18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7:.F18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8:.F18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89:.F18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0:.F19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1:.F191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2:.F192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3:.F19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4:.F19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5:.F19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6:.F19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7:.F19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8:.F19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199:.F19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0:.F20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1:.F201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2:.F202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3:.F20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4:.F20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5:.F20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6:.F20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7:.F20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8:.F20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09:.F20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0:.F21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1:.F211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2:.F212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3:.F21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4:.F21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5:.F21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6:.F21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7:.F21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8:.F21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19:.F21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0:.F22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1:.F221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2:.F222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3:.F223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4:.F224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5:.F225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6:.F226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7:.F227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8:.F228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29:.F229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0:.F230])" office:value-type="float" office:value="8841" calcext:value-type="float">
            <text:p>884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1:.F23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2:.F23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3:.F23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4:.F23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5:.F23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6:.F23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7:.F23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8:.F23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39:.F23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0:.F24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1:.F24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2:.F24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3:.F24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4:.F24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5:.F24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6:.F24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7:.F24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8:.F24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49:.F24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0:.F25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1:.F25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2:.F25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3:.F25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4:.F25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5:.F25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6:.F25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7:.F25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8:.F25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59:.F25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0:.F26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1:.F26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2:.F26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3:.F26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4:.F26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5:.F26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6:.F26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7:.F26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8:.F26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69:.F26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0:.F27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1:.F27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2:.F27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3:.F27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4:.F27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5:.F27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6:.F27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7:.F27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8:.F27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79:.F27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0:.F28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1:.F28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2:.F28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3:.F28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4:.F28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5:.F28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6:.F28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7:.F28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8:.F28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89:.F28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0:.F29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1:.F29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2:.F29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3:.F29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4:.F29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5:.F29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6:.F29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7:.F29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8:.F29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299:.F29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0:.F30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1:.F30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2:.F30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3:.F30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4:.F30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5:.F30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6:.F30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7:.F30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8:.F30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09:.F30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0:.F31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1:.F31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2:.F31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3:.F31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4:.F31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5:.F31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6:.F31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7:.F31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8:.F31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19:.F31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0:.F32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1:.F32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2:.F32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3:.F32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4:.F32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5:.F32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6:.F32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7:.F32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8:.F32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29:.F32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0:.F33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1:.F33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2:.F33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3:.F33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4:.F33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5:.F33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6:.F33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7:.F33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8:.F33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39:.F33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0:.F34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1:.F34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2:.F34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3:.F34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4:.F34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5:.F34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6:.F34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7:.F34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8:.F34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49:.F34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0:.F35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1:.F35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2:.F35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3:.F35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4:.F35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5:.F35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6:.F35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7:.F35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8:.F35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59:.F35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0:.F360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1:.F361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2:.F362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3:.F363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4:.F364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5:.F365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6:.F366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7:.F367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8:.F368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table:formula="of:=SUM([.B369:.F369])" office:value-type="float" office:value="8822" calcext:value-type="float">
            <text:p>88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0:.F37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1:.F37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2:.F37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3:.F37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4:.F37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5:.F37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6:.F37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7:.F37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8:.F37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79:.F37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0:.F38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1:.F38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2:.F38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3:.F38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4:.F38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5:.F38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6:.F38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7:.F38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8:.F38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89:.F38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0:.F39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1:.F39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2:.F39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3:.F39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4:.F39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5:.F39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6:.F39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7:.F39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8:.F39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399:.F39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0:.F40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1:.F40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2:.F40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3:.F40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4:.F40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5:.F40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6:.F40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7:.F40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8:.F40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09:.F40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0:.F41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1:.F41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2:.F41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3:.F41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4:.F41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5:.F41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6:.F41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7:.F41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8:.F41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19:.F41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0:.F42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1:.F42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2:.F42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3:.F42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4:.F42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5:.F42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6:.F42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7:.F42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8:.F42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29:.F42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0:.F43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1:.F43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2:.F43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3:.F43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4:.F43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5:.F43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6:.F43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7:.F43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8:.F43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39:.F43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0:.F44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1:.F44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2:.F44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3:.F44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4:.F44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5:.F44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6:.F44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7:.F44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8:.F44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49:.F44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0:.F45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1:.F45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2:.F45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3:.F45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4:.F45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5:.F455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6:.F456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7:.F457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8:.F458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59:.F459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60:.F460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61:.F461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62:.F462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63:.F463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table:formula="of:=SUM([.B464:.F464])"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65:.F465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66:.F466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67:.F467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68:.F468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69:.F469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0:.F470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1:.F471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2:.F472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3:.F473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4:.F474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5:.F475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6:.F476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7:.F477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8:.F478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79:.F479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0:.F480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1:.F481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2:.F482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3:.F483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4:.F484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5:.F485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6:.F486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7:.F487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8:.F488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89:.F489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0:.F490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1:.F491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2:.F492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3:.F493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4:.F494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5:.F495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6:.F496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7:.F497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8:.F498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499:.F499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0:.F500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1:.F501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2:.F502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3:.F503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4:.F504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5:.F505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6:.F506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table:formula="of:=SUM([.B507:.F507])"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08:.F50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09:.F50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0:.F51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1:.F51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2:.F51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3:.F51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4:.F51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5:.F51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6:.F51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7:.F51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8:.F51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19:.F51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0:.F52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1:.F52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2:.F52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3:.F52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4:.F52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5:.F52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6:.F52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7:.F52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8:.F52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29:.F52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0:.F53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1:.F53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2:.F53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3:.F53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4:.F53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5:.F53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6:.F53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7:.F53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8:.F53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39:.F53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0:.F54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1:.F54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2:.F54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3:.F54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4:.F54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5:.F54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6:.F54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7:.F54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8:.F54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49:.F54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0:.F55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1:.F55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2:.F55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3:.F55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4:.F55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5:.F55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6:.F55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7:.F55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8:.F55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59:.F55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0:.F56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1:.F56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2:.F56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3:.F56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4:.F56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5:.F56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6:.F56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7:.F56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8:.F56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69:.F56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0:.F57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1:.F57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2:.F57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3:.F57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4:.F57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5:.F57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6:.F57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7:.F57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8:.F57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79:.F57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0:.F58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1:.F58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2:.F58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3:.F58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4:.F58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5:.F58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6:.F58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7:.F58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8:.F58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89:.F58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0:.F59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1:.F59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2:.F59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3:.F59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4:.F59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5:.F59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6:.F59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7:.F59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8:.F59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599:.F59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0:.F60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1:.F60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2:.F60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3:.F60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4:.F60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5:.F60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6:.F60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7:.F60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8:.F60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09:.F60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0:.F61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1:.F61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2:.F61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3:.F61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4:.F61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5:.F61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6:.F61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7:.F61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8:.F61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19:.F61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0:.F62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1:.F62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2:.F62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3:.F62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4:.F62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5:.F62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6:.F62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7:.F62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8:.F62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29:.F62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0:.F63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1:.F63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2:.F63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3:.F63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4:.F63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5:.F63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6:.F63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7:.F63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8:.F63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39:.F63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0:.F64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1:.F64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2:.F64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3:.F64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4:.F64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5:.F64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6:.F64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7:.F64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8:.F64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49:.F64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0:.F65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1:.F65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2:.F65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3:.F653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4:.F654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5:.F655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6:.F656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7:.F657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8:.F658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59:.F659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60:.F660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61:.F661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formula="of:=SUM([.B662:.F662])" office:value-type="float" office:value="8805" calcext:value-type="float">
            <text:p>880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3:.F66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4:.F66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5:.F66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6:.F66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7:.F66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8:.F66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69:.F66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0:.F67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1:.F67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2:.F67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3:.F67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4:.F67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5:.F67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6:.F67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7:.F67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8:.F67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79:.F67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0:.F68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1:.F68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2:.F68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3:.F68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4:.F68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5:.F68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6:.F68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7:.F68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8:.F68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89:.F68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0:.F69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1:.F69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2:.F69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3:.F69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4:.F69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5:.F69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6:.F69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7:.F69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8:.F69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699:.F69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0:.F70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1:.F70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2:.F70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3:.F70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4:.F70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5:.F70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6:.F70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7:.F70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8:.F70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09:.F70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0:.F71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1:.F71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2:.F71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3:.F713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4:.F714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5:.F715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6:.F716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7:.F717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8:.F718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19:.F719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20:.F720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21:.F721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table:formula="of:=SUM([.B722:.F722])" office:value-type="float" office:value="8802" calcext:value-type="float">
            <text:p>880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table:number-columns-repeated="2"/>
          <table:table-cell table:formula="of:=SUM([.B723:.F723])"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table:number-columns-repeated="2"/>
          <table:table-cell table:formula="of:=SUM([.B724:.F724])"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25:.F725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26:.F726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27:.F727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28:.F728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29:.F729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30:.F730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table:formula="of:=SUM([.B731:.F731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2:.F73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3:.F73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4:.F73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5:.F73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6:.F73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7:.F73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8:.F73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39:.F73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0:.F74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1:.F74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2:.F74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3:.F74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4:.F74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5:.F74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6:.F74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7:.F74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8:.F74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49:.F74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0:.F75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1:.F75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2:.F75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3:.F75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4:.F75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5:.F75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6:.F75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7:.F75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8:.F75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59:.F75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0:.F76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1:.F76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2:.F76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3:.F76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4:.F76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5:.F76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6:.F76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7:.F76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8:.F76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69:.F76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0:.F77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1:.F77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2:.F77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3:.F77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4:.F77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5:.F77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6:.F77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7:.F77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8:.F77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79:.F77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0:.F78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1:.F78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2:.F78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3:.F78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4:.F78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5:.F78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6:.F78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7:.F78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8:.F78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89:.F78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0:.F79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1:.F79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2:.F79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3:.F79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4:.F79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5:.F79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6:.F79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7:.F79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8:.F79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799:.F79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0:.F80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1:.F80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2:.F80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3:.F80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4:.F80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5:.F80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6:.F80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7:.F80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8:.F80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09:.F80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0:.F81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1:.F81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2:.F81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3:.F81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4:.F81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5:.F81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6:.F81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7:.F81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8:.F81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19:.F81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0:.F82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1:.F82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2:.F82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3:.F82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4:.F82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5:.F82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6:.F82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7:.F82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8:.F82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29:.F82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0:.F83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1:.F83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2:.F83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3:.F83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4:.F83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5:.F83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6:.F83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7:.F83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8:.F83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39:.F83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0:.F84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1:.F84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2:.F84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3:.F84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4:.F84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5:.F84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6:.F84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7:.F84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8:.F84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49:.F84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0:.F85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1:.F85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2:.F85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3:.F85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4:.F85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5:.F85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6:.F85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7:.F85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8:.F85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59:.F85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0:.F86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1:.F86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2:.F86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3:.F86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4:.F86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5:.F86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6:.F86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7:.F86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8:.F86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69:.F86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0:.F87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1:.F87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2:.F87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3:.F87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4:.F87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5:.F87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6:.F87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7:.F87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8:.F87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79:.F87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0:.F88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1:.F88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2:.F88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3:.F88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4:.F88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5:.F88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6:.F88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7:.F88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8:.F88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89:.F88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0:.F89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1:.F89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2:.F892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3:.F893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4:.F894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5:.F895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6:.F896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7:.F897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8:.F898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899:.F899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0:.F900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1:.F901])" office:value-type="float" office:value="8789" calcext:value-type="float">
            <text:p>878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2:.F90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3:.F90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4:.F90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5:.F90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6:.F90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7:.F90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8:.F90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09:.F90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0:.F91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1:.F911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2:.F91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3:.F91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4:.F91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5:.F91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6:.F91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7:.F91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8:.F91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19:.F91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0:.F92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1:.F921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2:.F92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3:.F92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4:.F92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5:.F92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6:.F92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7:.F92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8:.F92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29:.F92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0:.F93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1:.F931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2:.F93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3:.F93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4:.F93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5:.F93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6:.F93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7:.F93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8:.F93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39:.F93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0:.F94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1:.F941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2:.F94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3:.F94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4:.F94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5:.F94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6:.F94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7:.F94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8:.F94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49:.F94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0:.F95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1:.F951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2:.F952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3:.F953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4:.F954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5:.F955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6:.F956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7:.F957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8:.F958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59:.F959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0:.F960])"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1:.F961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2:.F962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3:.F963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4:.F964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5:.F965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6:.F966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7:.F967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8:.F968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69:.F969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0:.F970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1:.F971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2:.F972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3:.F973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4:.F974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5:.F975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6:.F976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7:.F977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8:.F978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79:.F979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0:.F980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1:.F981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2:.F982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3:.F983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4:.F984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5:.F985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6:.F986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7:.F987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8:.F988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89:.F989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0:.F990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1:.F991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2:.F992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3:.F993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4:.F994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5:.F995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6:.F996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7:.F997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8:.F998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999:.F999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1000:.F1000])"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table:formula="of:=SUM([.B1001:.F1001])" office:value-type="float" office:value="8774" calcext:value-type="float">
            <text:p>8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23:49:27.437000000</dc:date>
    <meta:editing-duration>PT24M38S</meta:editing-duration>
    <meta:editing-cycles>3</meta:editing-cycles>
    <meta:generator>LibreOffice/7.3.7.2$Windows_X86_64 LibreOffice_project/e114eadc50a9ff8d8c8a0567d6da8f454beeb84f</meta:generator>
    <meta:document-statistic meta:table-count="1" meta:cell-count="6007" meta:object-count="0"/>
  </office:meta>
</office:document-meta>
</file>